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3D000000291A7176F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5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>
      <style:paragraph-properties fo:text-align="start" style:justify-single-word="false"/>
      <style:text-properties fo:font-style="normal" style:font-style-asian="normal" style:font-style-complex="normal"/>
    </style:style>
    <style:style style:name="P1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text-underline-style="non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ext_20_body" style:list-style-name="L1">
      <style:paragraph-properties fo:text-align="start" style:justify-single-word="false"/>
    </style:style>
    <style:style style:name="P17" style:family="paragraph" style:parent-style-name="Text_20_body" style:list-style-name="L3">
      <style:paragraph-properties fo:text-align="start" style:justify-single-word="false"/>
    </style:style>
    <style:style style:name="P18" style:family="paragraph" style:parent-style-name="Text_20_body" style:list-style-name="L4">
      <style:paragraph-properties fo:text-align="start" style:justify-single-word="false"/>
    </style:style>
    <style:style style:name="P19" style:family="paragraph" style:parent-style-name="Text_20_body" style:list-style-name="L2"/>
    <style:style style:name="P20" style:family="paragraph" style:parent-style-name="Text_20_body" style:list-style-name="L3">
      <style:paragraph-properties fo:text-align="start" style:justify-single-word="false"/>
      <style:text-properties fo:font-style="normal" style:font-style-asian="normal" style:font-style-complex="normal"/>
    </style:style>
    <style:style style:name="P21" style:family="paragraph" style:parent-style-name="Text_20_body" style:list-style-name="L5">
      <style:paragraph-properties fo:text-align="start" style:justify-single-word="false"/>
      <style:text-properties fo:font-style="normal" style:font-style-asian="normal" style:font-style-complex="normal"/>
    </style:style>
    <style:style style:name="P22" style:family="paragraph" style:parent-style-name="Text_20_body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text-underline-style="none"/>
    </style:style>
    <style:style style:name="P24" style:family="paragraph" style:parent-style-name="Text_20_body" style:list-style-name="L4">
      <style:paragraph-properties fo:text-align="start" style:justify-single-word="false"/>
      <style:text-properties style:text-underline-style="none"/>
    </style:style>
    <style:style style:name="P25" style:family="paragraph" style:parent-style-name="Text_20_body" style:master-page-name="">
      <style:paragraph-properties fo:margin-left="0cm" fo:margin-right="0cm" fo:margin-top="0cm" fo:margin-bottom="0.212cm" fo:text-align="start" style:justify-single-word="false" fo:text-indent="0.101cm" style:auto-text-indent="false" style:page-number="auto"/>
      <style:text-properties style:text-underline-style="none"/>
    </style:style>
    <style:style style:name="P26" style:family="paragraph" style:parent-style-name="Heading_20_1">
      <style:paragraph-properties fo:text-align="center" style:justify-single-word="false"/>
    </style:style>
    <style:style style:name="P27" style:family="paragraph" style:parent-style-name="Heading_20_1">
      <style:paragraph-properties fo:text-align="center" style:justify-single-word="false" fo:break-before="page"/>
    </style:style>
    <style:style style:name="P28" style:family="paragraph" style:parent-style-name="Heading_20_2">
      <style:paragraph-properties fo:text-align="center" style:justify-single-word="false"/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<text:tab/><text:tab/><text:tab/><text:tab/>Hoe gebruik je de O-schijf?</text:p>
      <text:h text:style-name="Heading_20_1" text:outline-level="1"/>
      <text:table-of-content text:style-name="Sect1" text:protected="true" text:name="Inhoudsopgave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oudsopgave1_Head">
            <text:p text:style-name="Contents_20_Heading">Inhoudsopgave</text:p>
          </text:index-title>
          <text:p text:style-name="P12">Stap 0: Introductie<text:tab/>2</text:p>
          <text:p text:style-name="P12">Stap 1: Waar vind ik de O-schijf?<text:tab/>2</text:p>
          <text:p text:style-name="P12">Stap 2: Je eigen map aanmaken<text:tab/>2</text:p>
          <text:p text:style-name="P12">Stap 3: waar vind ik opdrachten?<text:tab/>3</text:p>
        </text:index-body>
      </text:table-of-content>
      <text:p text:style-name="P2"/>
      <text:p text:style-name="P4"/>
      <text:h text:style-name="Heading_20_2" text:outline-level="2"/>
      <text:h text:style-name="Heading_20_2" text:outline-level="2"/>
      <text:h text:style-name="P27" text:outline-level="1">Stap 0: Introductie</text:h>
      <text:p text:style-name="P6">In deze introductie leggen we je uit hoe je O-schijf gebruikt</text:p>
      <text:p text:style-name="P7"/>
      <text:p text:style-name="P13">Wat leggen we exact uit?</text:p>
      <text:p text:style-name="P10"/>
      <text:list xml:id="list3873383144055173460" text:style-name="L1">
        <text:list-item>
          <text:p text:style-name="P16">Waar de O-schijf is</text:p>
        </text:list-item>
        <text:list-item>
          <text:p text:style-name="P16">Hoe je in de O-schijf navigeert</text:p>
        </text:list-item>
        <text:list-item>
          <text:p text:style-name="P16">Hoe je je eigen mapje aanmaakt</text:p>
        </text:list-item>
        <text:list-item>
          <text:p text:style-name="P16">Waar je de opdrachten vindt</text:p>
        </text:list-item>
        <text:list-item>
          <text:p text:style-name="P16">Hoe je opdrachten in je eigen mapje zet</text:p>
          <text:p text:style-name="P16"/>
        </text:list-item>
      </text:list>
      <text:p text:style-name="P10">________________________________________________________________________________</text:p>
      <text:h text:style-name="P26" text:outline-level="1">Stap 1: Waar vind ik de O-schijf?</text:h>
      <text:p text:style-name="Text_20_body"/>
      <text:list xml:id="list3994386328870444869" text:style-name="L2">
        <text:list-item>
          <text:p text:style-name="P19"><draw:frame draw:style-name="fr1" draw:name="Afbeeldingen1" text:anchor-type="paragraph" svg:x="9.439cm" svg:y="0.854cm" svg:width="1.614cm" svg:height="1.085cm" draw:z-index="0"><draw:image xlink:href="Pictures/100002010000003D000000291A7176FF.png" xlink:type="simple" xlink:show="embed" xlink:actuate="onLoad"/></draw:frame>Ga met je muis naar de <text:span text:style-name="T1">Windows-balk</text:span> en klik op <text:span text:style-name="T1">verkenner</text:span><text:span text:style-name="T3">.</text:span> Dit is het map-vormige icoontje met een blauwe binder eraan vast. </text:p>
          <text:p text:style-name="P19"><text:span text:style-name="T2">Dit icoontje!</text:span> <text:s/>-------------------------------------&gt;</text:p>
        </text:list-item>
        <text:list-item>
          <text:p text:style-name="P19">kijk in het venster links. </text:p>
        </text:list-item>
        <text:list-item>
          <text:p text:style-name="P19">Ga naar beneden totdat je de map genaamd <text:span text:style-name="T1">“programmeren”</text:span> vindt. Dubbel klik daarop.</text:p>
        </text:list-item>
        <text:list-item>
          <text:p text:style-name="P19">Nu ben je in de juiste map! Hier vindt je alle bestanden die je nodig hebt/nodig gaat hebben.</text:p>
        </text:list-item>
      </text:list>
      <text:p text:style-name="Text_20_body"/>
      <text:p text:style-name="Text_20_body">________________________________________________________________________________</text:p>
      <text:h text:style-name="P26" text:outline-level="1">Stap 2: Je eigen map aanmaken</text:h>
      <text:p text:style-name="P7"/>
      <text:list xml:id="list6189244766516431708" text:style-name="L3">
        <text:list-item>
          <text:p text:style-name="P17">In de map programmeren, klik op de map genaamd <text:span text:style-name="T1">“Deelnemers”</text:span></text:p>
        </text:list-item>
        <text:list-item>
          <text:p text:style-name="P17">Klik op de rechter muisknop. Hierdoor komt een venster tevoorschijn</text:p>
        </text:list-item>
        <text:list-item>
          <text:p text:style-name="P17">Klik in dit venster op <text:span text:style-name="T1">“Nieuw”</text:span></text:p>
        </text:list-item>
        <text:list-item>
          <text:p text:style-name="P17">Klik vervolgens op <text:span text:style-name="T1">“Map”.</text:span><text:span text:style-name="T3"> Hierdoor komt een nieuwe, blauw gedrukte map tevoorschijn met de naam</text:span><text:span text:style-name="T1"> “nieuwe map”.</text:span></text:p>
        </text:list-item>
        <text:list-item>
          <text:p text:style-name="P20">In het blauw gedrukte deel zet jij je eigen naam.</text:p>
        </text:list-item>
        <text:list-item>
          <text:p text:style-name="P20">Dubbel klik op jouw eigen map.</text:p>
        </text:list-item>
        <text:list-item>
          <text:p text:style-name="P20">Nu heb je je eigen map waar je alles wat je nodig hebt in kan zetten!</text:p>
        </text:list-item>
      </text:list>
      <text:p text:style-name="P9"/>
      <text:p text:style-name="P9"><text:soft-page-break/>________________________________________________________________________________</text:p>
      <text:h text:style-name="P26" text:outline-level="1">Stap 3: waar vind ik opdrachten?</text:h>
      <text:p text:style-name="P7"/>
      <text:list xml:id="list6610764321744887079" text:style-name="L4">
        <text:list-item>
          <text:p text:style-name="P18">In de map <text:span text:style-name="T1">“programmeren”</text:span><text:span text:style-name="T3"> vindt je de map genaamd </text:span><text:span text:style-name="T1">“Frontend challenges”.</text:span><text:span text:style-name="T3"> Dubbel klik op “</text:span><text:span text:style-name="T2">F</text:span><text:span text:style-name="T1">rontend challenges”</text:span></text:p>
        </text:list-item>
        <text:list-item>
          <text:p text:style-name="P18">In Frontend challenges vindt je 10 mapjes. Het cijfer achter de opdracht staat voor het niveau van deze opdracht. Dubbel klik op de opdracht die je wilt doen.</text:p>
        </text:list-item>
        <text:list-item>
          <text:p text:style-name="P18">Je ziet nu allemaal verschillende mapjes. De enige die je moet hebben, is de bovenste. Klik met de rechter muisknop op datzelfde bovenste mapje.</text:p>
        </text:list-item>
        <text:list-item>
          <text:p text:style-name="P18">Nu zie je weer een venster. Navigeer door dit venster naar kopiëren. Klik op kopiëren</text:p>
        </text:list-item>
        <text:list-item>
          <text:p text:style-name="P18">Ga terug naar je eigen mapje. Weet je die niet meer te vinden? </text:p>
          <text:p text:style-name="P18"><text:s/><text:span text:style-name="T4">Ga dan terug naar stap 2 om te kijken waar je mapje staat</text:span></text:p>
        </text:list-item>
        <text:list-item>
          <text:p text:style-name="P24">Terwijl je in je mapje bent, tik de toetsen CTRL en C tegelijkertijd in.</text:p>
        </text:list-item>
        <text:list-item>
          <text:p text:style-name="P24">Je hebt nu de opdracht in je eigen mapje gezet.</text:p>
        </text:list-item>
      </text:list>
      <text:p text:style-name="P11"><text:tab/></text:p>
      <text:p text:style-name="P11"><text:tab/>*Als je de opdrachten kopieert, klik altijd op kopiëren, en <text:span text:style-name="T5">nooit</text:span> op knippen!!<text:tab/></text:p>
      <text:p text:style-name="P11"><text:tab/>*In de plaats van de rechter muisknop te gebruiken, kan je ook 1 keer klikken op een mapje <text:s text:c="4"/><text:tab/> <text:s/>en dan de toetsen CTRL en C tegelijkertijd indrukken. Daarna kan je CTRL en V gebruiken <text:tab/> <text:s/>om de opdracht in je eigen map te kopiëren</text:p>
      <text:p text:style-name="P25"/>
      <text:p text:style-name="P11">________________________________________________________________________________</text:p>
      <text:h text:style-name="P28" text:outline-level="2">Samenvatting</text:h>
      <text:p text:style-name="P22"/>
      <text:p text:style-name="P14">Je hebt nu de volgende vaardigheden geleerd:</text:p>
      <text:p text:style-name="P22"/>
      <text:list xml:id="list6666476739338423420" text:style-name="L5">
        <text:list-item>
          <text:p text:style-name="P21">Waar de O-schijf staat</text:p>
        </text:list-item>
        <text:list-item>
          <text:p text:style-name="P21">Hoe je de O-schijf gebruikt</text:p>
        </text:list-item>
        <text:list-item>
          <text:p text:style-name="P21">Hoe je opdrachten in je eigen map zet</text:p>
        </text:list-item>
        <text:list-item>
          <text:p text:style-name="P21">Hoe je makkelijk bestanden kan kopiëren en plakken </text:p>
          <text:p text:style-name="P21">met de toetsen CTRL + C en CTRL + V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Blz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ek Esselbrugge</meta:initial-creator>
    <meta:creation-date>2023-02-03T11:57:22.29</meta:creation-date>
    <dc:date>2023-02-03T14:59:30.78</dc:date>
    <dc:creator>Niek Esselbrugge</dc:creator>
    <meta:editing-duration>PT15M55S</meta:editing-duration>
    <meta:editing-cycles>2</meta:editing-cycles>
    <meta:generator>OpenOffice/4.1.11$Win32 OpenOffice.org_project/4111m1$Build-9808</meta:generator>
    <meta:document-statistic meta:table-count="0" meta:image-count="1" meta:object-count="0" meta:page-count="3" meta:paragraph-count="52" meta:word-count="501" meta:character-count="2958"/>
  </office:meta>
</office:document-meta>
</file>